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RACA CARDENAS, RENZ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853884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RACA CARDENAS, RENZ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6386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59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14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4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8/2021</text:p>
          </table:table-cell>
          <table:table-cell table:style-name="Tabla2.A2" office:value-type="string">
            <text:p text:style-name="P9">27696547</text:p>
          </table:table-cell>
          <table:table-cell table:style-name="Tabla2.A2" office:value-type="string">
            <text:p text:style-name="P9">27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FREDO LATORRE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ENCINTADO DE CAJ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32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